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Homework</text:p>
          </table:table-cell>
          <table:table-cell table:number-columns-repeated="9"/>
          <table:table-cell office:value-type="string" calcext:value-type="string">
            <text:p>Midterms</text:p>
          </table:table-cell>
          <table:table-cell table:number-columns-repeated="3"/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Final Paper?</text:p>
          </table:table-cell>
          <table:table-cell office:value-type="string" calcext:value-type="string">
            <text:p>In-Class Activity</text:p>
          </table:table-cell>
          <table:table-cell table:number-columns-repeated="12"/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Student Name (ID)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Midterm 1</text:p>
          </table:table-cell>
          <table:table-cell table:style-name="ce1" office:value-type="string" calcext:value-type="string">
            <text:p>Midterm 2</text:p>
          </table:table-cell>
          <table:table-cell table:style-name="ce1" office:value-type="string" calcext:value-type="string">
            <text:p>Midterm 3</text:p>
          </table:table-cell>
          <table:table-cell table:style-name="ce1" office:value-type="string" calcext:value-type="string">
            <text:p>Midterm 4</text:p>
          </table:table-cell>
          <table:table-cell office:value-type="string" calcext:value-type="string">
            <text:p>Final Project</text:p>
          </table:table-cell>
          <table:table-cell office:value-type="string" calcext:value-type="string">
            <text:p>Final Exam</text:p>
          </table:table-cell>
          <table:table-cell table:style-name="ce1" office:value-type="string" calcext:value-type="string">
            <text:p>Final Week</text:p>
          </table:table-cell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Week 4</text:p>
          </table:table-cell>
          <table:table-cell table:style-name="ce1" office:value-type="string" calcext:value-type="string">
            <text:p>Week 5</text:p>
          </table:table-cell>
          <table:table-cell table:style-name="ce1" office:value-type="string" calcext:value-type="string">
            <text:p>Week 6</text:p>
          </table:table-cell>
          <table:table-cell table:style-name="ce1" office:value-type="string" calcext:value-type="string">
            <text:p>Week 7</text:p>
          </table:table-cell>
          <table:table-cell table:style-name="ce1" office:value-type="string" calcext:value-type="string">
            <text:p>Week 8</text:p>
          </table:table-cell>
          <table:table-cell table:style-name="ce1" office:value-type="string" calcext:value-type="string">
            <text:p>Week 9</text:p>
          </table:table-cell>
          <table:table-cell table:style-name="ce1" office:value-type="string" calcext:value-type="string">
            <text:p>Week 10</text:p>
          </table:table-cell>
          <table:table-cell table:style-name="ce1" office:value-type="string" calcext:value-type="string">
            <text:p>Week 11</text:p>
          </table:table-cell>
          <table:table-cell table:style-name="ce1" office:value-type="string" calcext:value-type="string">
            <text:p>Week 12</text:p>
          </table:table-cell>
          <table:table-cell table:style-name="ce1" office:value-type="string" calcext:value-type="string">
            <text:p>Week 13</text:p>
          </table:table-cell>
          <table:table-cell office:value-type="string" calcext:value-type="string">
            <text:p>Final Grade</text:p>
          </table:table-cell>
          <table:table-cell/>
        </table:table-row>
        <table:table-row table:style-name="ro1">
          <table:table-cell office:value-type="string" calcext:value-type="string">
            <text:p>Springer (20544908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3:.O3])" office:value-type="float" office:value="0.925925925925926" calcext:value-type="float">
            <text:p>0.9259259259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3:.K3])*0.2+[.L3]*0.1+[.M3]*0.1+[.N3]*0.1+[.O3]*0.1+[.P3]*0.1+[.Q3]*0.15+AVERAGE([.S3:.AE3])*0.15" office:value-type="float" office:value="0.906666666666667" calcext:value-type="float">
            <text:p>0.9066666667</text:p>
          </table:table-cell>
          <table:table-cell office:value-type="string" calcext:value-type="string">
            <text:p>Springer (20544908)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3.5/5" office:value-type="float" office:value="0.7" calcext:value-type="float">
            <text:p>0.7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/5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3/10" office:value-type="float" office:value="0.3" calcext:value-type="float">
            <text:p>0.3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4:.O4])" office:value-type="float" office:value="0.856481481481482" calcext:value-type="float">
            <text:p>0.856481481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4:.K4])*0.2+[.L4]*0.1+[.M4]*0.1+[.N4]*0.1+[.O4]*0.1+[.P4]*0.1+[.Q4]*0.15+AVERAGE([.S4:.AE4])*0.15" office:value-type="float" office:value="0.785833333333333" calcext:value-type="float">
            <text:p>0.7858333333</text:p>
          </table:table-cell>
          <table:table-cell office:value-type="string" calcext:value-type="string">
            <text:p>Condon (20514528)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2" office:value-type="float" office:value="0.75" calcext:value-type="float">
            <text:p>0.75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5:.O5])" office:value-type="float" office:value="0.796296296296296" calcext:value-type="float">
            <text:p>0.7962962963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5:.K5])*0.2+[.L5]*0.1+[.M5]*0.1+[.N5]*0.1+[.O5]*0.1+[.P5]*0.1+[.Q5]*0.15+AVERAGE([.S5:.AE5])*0.15" office:value-type="float" office:value="0.847083333333333" calcext:value-type="float">
            <text:p>0.8470833333</text:p>
          </table:table-cell>
          <table:table-cell office:value-type="string" calcext:value-type="string">
            <text:p>Palacio (20495983)</text:p>
          </table:table-cell>
        </table:table-row>
        <table:table-row table:style-name="ro1">
          <table:table-cell office:value-type="string" calcext:value-type="string">
            <text:p>Oaker (20495983)</text:p>
          </table:table-cell>
          <table:table-cell office:value-type="float" office:value="0.8" calcext:value-type="float">
            <text:p>0.8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2/12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6:.O6])" office:value-type="float" office:value="0.898148148148148" calcext:value-type="float">
            <text:p>0.8981481481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6:.K6])*0.2+[.L6]*0.1+[.M6]*0.1+[.N6]*0.1+[.O6]*0.1+[.P6]*0.1+[.Q6]*0.15+AVERAGE([.S6:.AE6])*0.15" office:value-type="float" office:value="0.902583333333333" calcext:value-type="float">
            <text:p>0.9025833333</text:p>
          </table:table-cell>
          <table:table-cell office:value-type="string" calcext:value-type="string">
            <text:p>Oaker (20495983)</text:p>
          </table:table-cell>
        </table:table-row>
        <table:table-row table:style-name="ro1">
          <table:table-cell office:value-type="string" calcext:value-type="string">
            <text:p>Perez (20485992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/10" office:value-type="float" office:value="0.9" calcext:value-type="float">
            <text:p>0.9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6.25/9" office:value-type="float" office:value="0.694444444444444" calcext:value-type="float">
            <text:p>0.6944444444</text:p>
          </table:table-cell>
          <table:table-cell table:formula="of:=12/12" office:value-type="float" office:value="1" calcext:value-type="float">
            <text:p>1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7:.O7])" office:value-type="float" office:value="0.87037037037037" calcext:value-type="float">
            <text:p>0.8703703704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7:.K7])*0.2+[.L7]*0.1+[.M7]*0.1+[.N7]*0.1+[.O7]*0.1+[.P7]*0.1+[.Q7]*0.15+AVERAGE([.S7:.AE7])*0.15" office:value-type="float" office:value="0.867736666666667" calcext:value-type="float">
            <text:p>0.8677366667</text:p>
          </table:table-cell>
          <table:table-cell office:value-type="string" calcext:value-type="string">
            <text:p>Perez (20485992)</text:p>
          </table:table-cell>
        </table:table-row>
        <table:table-row table:style-name="ro1">
          <table:table-cell office:value-type="string" calcext:value-type="string">
            <text:p>Castillo (20497026)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4.17/5" office:value-type="float" office:value="0.834" calcext:value-type="float">
            <text:p>0.834</text:p>
          </table:table-cell>
          <table:table-cell table:formula="of:=6/6" office:value-type="float" office:value="1" calcext:value-type="float">
            <text:p>1</text:p>
          </table:table-cell>
          <table:table-cell table:formula="of:=3.75/5" office:value-type="float" office:value="0.75" calcext:value-type="float">
            <text:p>0.75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5/10" office:value-type="float" office:value="0.5" calcext:value-type="float">
            <text:p>0.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8:.O8])" office:value-type="float" office:value="0.87037037037037" calcext:value-type="float">
            <text:p>0.8703703704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8:.K8])*0.2+[.L8]*0.1+[.M8]*0.1+[.N8]*0.1+[.O8]*0.1+[.P8]*0.1+[.Q8]*0.15+AVERAGE([.S8:.AE8])*0.15" office:value-type="float" office:value="0.857846666666667" calcext:value-type="float">
            <text:p>0.8578466667</text:p>
          </table:table-cell>
          <table:table-cell office:value-type="string" calcext:value-type="string">
            <text:p>Castillo (20497026)</text:p>
          </table:table-cell>
        </table:table-row>
        <table:table-row table:style-name="ro1">
          <table:table-cell office:value-type="string" calcext:value-type="string">
            <text:p>Washington (20504641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12/12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9:.O9])" office:value-type="float" office:value="0.949074074074074" calcext:value-type="float">
            <text:p>0.9490740741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9:.K9])*0.2+[.L9]*0.1+[.M9]*0.1+[.N9]*0.1+[.O9]*0.1+[.P9]*0.1+[.Q9]*0.15+AVERAGE([.S9:.AE9])*0.15" office:value-type="float" office:value="0.90325" calcext:value-type="float">
            <text:p>0.90325</text:p>
          </table:table-cell>
          <table:table-cell office:value-type="string" calcext:value-type="string">
            <text:p>Washington (20504641)</text:p>
          </table:table-cell>
        </table:table-row>
        <table:table-row table:style-name="ro1">
          <table:table-cell office:value-type="string" calcext:value-type="string">
            <text:p>Telles (20590968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2.5/5" office:value-type="float" office:value="0.5" calcext:value-type="float">
            <text:p>0.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5/10" office:value-type="float" office:value="0.5" calcext:value-type="float">
            <text:p>0.5</text:p>
          </table:table-cell>
          <table:table-cell table:formula="of:=7.5/9" office:value-type="float" office:value="0.833333333333333" calcext:value-type="float">
            <text:p>0.8333333333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10:.O10])" office:value-type="float" office:value="0.875" calcext:value-type="float">
            <text:p>0.875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0:.K10])*0.2+[.L10]*0.1+[.M10]*0.1+[.N10]*0.1+[.O10]*0.1+[.P10]*0.1+[.Q10]*0.15+AVERAGE([.S10:.AE10])*0.15" office:value-type="float" office:value="0.809903333333333" calcext:value-type="float">
            <text:p>0.8099033333</text:p>
          </table:table-cell>
          <table:table-cell office:value-type="string" calcext:value-type="string">
            <text:p>Telles (20590968)</text:p>
          </table:table-cell>
        </table:table-row>
        <table:table-row table:style-name="ro1">
          <table:table-cell office:value-type="string" calcext:value-type="string">
            <text:p>Mulrooney (20539107)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4/6" office:value-type="float" office:value="0.666666666666667" calcext:value-type="float">
            <text:p>0.6666666667</text:p>
          </table:table-cell>
          <table:table-cell table:formula="of:=4.25/5" office:value-type="float" office:value="0.85" calcext:value-type="float">
            <text:p>0.85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6.5/10" office:value-type="float" office:value="0.65" calcext:value-type="float">
            <text:p>0.65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12/12" office:value-type="float" office:value="1" calcext:value-type="float">
            <text:p>1</text:p>
          </table:table-cell>
          <table:table-cell table:formula="of:=12/12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11:.O11])" office:value-type="float" office:value="0.962962962962963" calcext:value-type="float">
            <text:p>0.962962963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1:.K11])*0.2+[.L11]*0.1+[.M11]*0.1+[.N11]*0.1+[.O11]*0.1+[.P11]*0.1+[.Q11]*0.15+AVERAGE([.S11:.AE11])*0.15" office:value-type="float" office:value="0.890986666666667" calcext:value-type="float">
            <text:p>0.8909866667</text:p>
          </table:table-cell>
          <table:table-cell office:value-type="string" calcext:value-type="string">
            <text:p>Mulrooney (20539107)</text:p>
          </table:table-cell>
        </table:table-row>
        <table:table-row table:style-name="ro1">
          <table:table-cell office:value-type="string" calcext:value-type="string">
            <text:p>Wertz (20470351)</text:p>
          </table:table-cell>
          <table:table-cell office:value-type="float" office:value="0.6" calcext:value-type="float">
            <text:p>0.6</text:p>
          </table:table-cell>
          <table:table-cell office:value-type="float" office:value="0.75" calcext:value-type="float">
            <text:p>0.75</text:p>
          </table:table-cell>
          <table:table-cell table:formula="of:=3.33/5" office:value-type="float" office:value="0.666" calcext:value-type="float">
            <text:p>0.666</text:p>
          </table:table-cell>
          <table:table-cell table:formula="of:=5/6" office:value-type="float" office:value="0.833333333333333" calcext:value-type="float">
            <text:p>0.8333333333</text:p>
          </table:table-cell>
          <table:table-cell table:formula="of:=3.25/5" office:value-type="float" office:value="0.65" calcext:value-type="float">
            <text:p>0.65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6/10" office:value-type="float" office:value="0.6" calcext:value-type="float">
            <text:p>0.6</text:p>
          </table:table-cell>
          <table:table-cell table:formula="of:=(2.5+3.25)/9" office:value-type="float" office:value="0.638888888888889" calcext:value-type="float">
            <text:p>0.6388888889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12:.O12])" office:value-type="float" office:value="0.796296296296296" calcext:value-type="float">
            <text:p>0.7962962963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2:.K12])*0.2+[.L12]*0.1+[.M12]*0.1+[.N12]*0.1+[.O12]*0.1+[.P12]*0.1+[.Q12]*0.15+AVERAGE([.S12:.AE12])*0.15" office:value-type="float" office:value="0.79432" calcext:value-type="float">
            <text:p>0.79432</text:p>
          </table:table-cell>
          <table:table-cell office:value-type="string" calcext:value-type="string">
            <text:p>Wertz (20470351)</text:p>
          </table:table-cell>
        </table:table-row>
        <table:table-row table:style-name="ro1">
          <table:table-cell office:value-type="string" calcext:value-type="string">
            <text:p>Gabela (20487067)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formula="of:=9.5/12" office:value-type="float" office:value="0.791666666666667" calcext:value-type="float">
            <text:p>0.7916666667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7/10" office:value-type="float" office:value="0.7" calcext:value-type="float">
            <text:p>0.7</text:p>
          </table:table-cell>
          <table:table-cell table:formula="of:=9.5/20" office:value-type="float" office:value="0.475" calcext:value-type="float">
            <text:p>0.475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3:.K13])*0.2+[.L13]*0.1+[.M13]*0.1+[.N13]*0.1+[.O13]*0.1+[.P13]*0.1+[.Q13]*0.15+AVERAGE([.S13:.AE13])*0.15" office:value-type="float" office:value="0.842888888888889" calcext:value-type="float">
            <text:p>0.8428888889</text:p>
          </table:table-cell>
          <table:table-cell office:value-type="string" calcext:value-type="string">
            <text:p>Gabela (20487067)</text:p>
          </table:table-cell>
        </table:table-row>
        <table:table-row table:style-name="ro1">
          <table:table-cell office:value-type="string" calcext:value-type="string">
            <text:p>Leon (20545073)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7/10" office:value-type="float" office:value="0.7" calcext:value-type="float">
            <text:p>0.7</text:p>
          </table:table-cell>
          <table:table-cell table:formula="of:=AVERAGE([.M14:.O14])" office:value-type="float" office:value="0.849537037037037" calcext:value-type="float">
            <text:p>0.849537037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4:.K14])*0.2+[.L14]*0.1+[.M14]*0.1+[.N14]*0.1+[.O14]*0.1+[.P14]*0.1+[.Q14]*0.15+AVERAGE([.S14:.AE14])*0.15" office:value-type="float" office:value="0.841291666666667" calcext:value-type="float">
            <text:p>0.8412916667</text:p>
          </table:table-cell>
          <table:table-cell office:value-type="string" calcext:value-type="string">
            <text:p>Leon (20545073)</text:p>
          </table:table-cell>
        </table:table-row>
        <table:table-row table:style-name="ro1">
          <table:table-cell office:value-type="string" calcext:value-type="string">
            <text:p>Choe (20580881)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3.5/5" office:value-type="float" office:value="0.7" calcext:value-type="float">
            <text:p>0.7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6/8" office:value-type="float" office:value="0.75" calcext:value-type="float">
            <text:p>0.75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15:.O15])" office:value-type="float" office:value="0.847222222222222" calcext:value-type="float">
            <text:p>0.8472222222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5:.K15])*0.2+[.L15]*0.1+[.M15]*0.1+[.N15]*0.1+[.O15]*0.1+[.P15]*0.1+[.Q15]*0.15+AVERAGE([.S15:.AE15])*0.15" office:value-type="float" office:value="0.82675" calcext:value-type="float">
            <text:p>0.82675</text:p>
          </table:table-cell>
          <table:table-cell office:value-type="string" calcext:value-type="string">
            <text:p>Choe (20580881)</text:p>
          </table:table-cell>
        </table:table-row>
        <table:table-row table:style-name="ro1">
          <table:table-cell office:value-type="string" calcext:value-type="string">
            <text:p>Castanos (20480929)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table:formula="of:=3.67/5" office:value-type="float" office:value="0.734" calcext:value-type="float">
            <text:p>0.734</text:p>
          </table:table-cell>
          <table:table-cell table:formula="of:=6/6" office:value-type="float" office:value="1" calcext:value-type="float">
            <text:p>1</text:p>
          </table:table-cell>
          <table:table-cell table:formula="of:=3/5" office:value-type="float" office:value="0.6" calcext:value-type="float">
            <text:p>0.6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/8" office:value-type="float" office:value="0.875" calcext:value-type="float">
            <text:p>0.875</text:p>
          </table:table-cell>
          <table:table-cell table:formula="of:=4.5/10" office:value-type="float" office:value="0.45" calcext:value-type="float">
            <text:p>0.45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8/12" office:value-type="float" office:value="0.666666666666667" calcext:value-type="float">
            <text:p>0.6666666667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16:.O16])" office:value-type="float" office:value="0.726851851851852" calcext:value-type="float">
            <text:p>0.7268518519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6:.K16])*0.2+[.L16]*0.1+[.M16]*0.1+[.N16]*0.1+[.O16]*0.1+[.P16]*0.1+[.Q16]*0.15+AVERAGE([.S16:.AE16])*0.15" office:value-type="float" office:value="0.766013333333333" calcext:value-type="float">
            <text:p>0.7660133333</text:p>
          </table:table-cell>
          <table:table-cell office:value-type="string" calcext:value-type="string">
            <text:p>Castanos (20480929)</text:p>
          </table:table-cell>
        </table:table-row>
        <table:table-row table:style-name="ro1">
          <table:table-cell office:value-type="string" calcext:value-type="string">
            <text:p>Agajanian (20483558)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4.33/5" office:value-type="float" office:value="0.866" calcext:value-type="float">
            <text:p>0.866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/4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7/10" office:value-type="float" office:value="0.7" calcext:value-type="float">
            <text:p>0.7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17:.O17])" office:value-type="float" office:value="0.925925925925926" calcext:value-type="float">
            <text:p>0.9259259259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7:.K17])*0.2+[.L17]*0.1+[.M17]*0.1+[.N17]*0.1+[.O17]*0.1+[.P17]*0.1+[.Q17]*0.15+AVERAGE([.S17:.AE17])*0.15" office:value-type="float" office:value="0.917736666666667" calcext:value-type="float">
            <text:p>0.9177366667</text:p>
          </table:table-cell>
          <table:table-cell office:value-type="string" calcext:value-type="string">
            <text:p>Agajanian (20483558)</text:p>
          </table:table-cell>
        </table:table-row>
        <table:table-row table:style-name="ro1">
          <table:table-cell office:value-type="string" calcext:value-type="string">
            <text:p>Ramos (20441197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5/5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1/10" office:value-type="float" office:value="0.1" calcext:value-type="float">
            <text:p>0.1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7/10" office:value-type="float" office:value="0.7" calcext:value-type="float">
            <text:p>0.7</text:p>
          </table:table-cell>
          <table:table-cell table:formula="of:=AVERAGE([.M18:.O18])" office:value-type="float" office:value="0.840277777777778" calcext:value-type="float">
            <text:p>0.8402777778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8:.K18])*0.2+[.L18]*0.1+[.M18]*0.1+[.N18]*0.1+[.O18]*0.1+[.P18]*0.1+[.Q18]*0.15+AVERAGE([.S18:.AE18])*0.15" office:value-type="float" office:value="0.778875" calcext:value-type="float">
            <text:p>0.778875</text:p>
          </table:table-cell>
          <table:table-cell office:value-type="string" calcext:value-type="string">
            <text:p>Ramos (20441197)</text:p>
          </table:table-cell>
        </table:table-row>
        <table:table-row table:style-name="ro1">
          <table:table-cell office:value-type="string" calcext:value-type="string">
            <text:p>Littaua (20501122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2.83/5" office:value-type="float" office:value="0.566" calcext:value-type="float">
            <text:p>0.566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2/5"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3.5/8" office:value-type="float" office:value="0.4375" calcext:value-type="float">
            <text:p>0.4375</text:p>
          </table:table-cell>
          <table:table-cell table:formula="of:=3.5/10" office:value-type="float" office:value="0.35" calcext:value-type="float">
            <text:p>0.35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formula="of:=10.75/12" office:value-type="float" office:value="0.895833333333333" calcext:value-type="float">
            <text:p>0.8958333333</text:p>
          </table:table-cell>
          <table:table-cell table:formula="of:=10/12" office:value-type="float" office:value="0.833333333333333" calcext:value-type="float">
            <text:p>0.833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19:.O19])" office:value-type="float" office:value="0.835648148148148" calcext:value-type="float">
            <text:p>0.8356481481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19:.K19])*0.2+[.L19]*0.1+[.M19]*0.1+[.N19]*0.1+[.O19]*0.1+[.P19]*0.1+[.Q19]*0.15+AVERAGE([.S19:.AE19])*0.15" office:value-type="float" office:value="0.779778333333333" calcext:value-type="float">
            <text:p>0.7797783333</text:p>
          </table:table-cell>
          <table:table-cell office:value-type="string" calcext:value-type="string">
            <text:p>Littaua (20501122)</text:p>
          </table:table-cell>
        </table:table-row>
        <table:table-row table:style-name="ro1">
          <table:table-cell office:value-type="string" calcext:value-type="string">
            <text:p>Van Butselaar (20604706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5.5/6" office:value-type="float" office:value="0.916666666666667" calcext:value-type="float">
            <text:p>0.9166666667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9/9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20:.O20])" office:value-type="float" office:value="0.958333333333333" calcext:value-type="float">
            <text:p>0.9583333333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0:.K20])*0.2+[.L20]*0.1+[.M20]*0.1+[.N20]*0.1+[.O20]*0.1+[.P20]*0.1+[.Q20]*0.15+AVERAGE([.S20:.AE20])*0.15" office:value-type="float" office:value="0.954333333333333" calcext:value-type="float">
            <text:p>0.9543333333</text:p>
          </table:table-cell>
          <table:table-cell office:value-type="string" calcext:value-type="string">
            <text:p>Van Butselaar (20604706)</text:p>
          </table:table-cell>
        </table:table-row>
        <table:table-row table:style-name="ro1">
          <table:table-cell office:value-type="string" calcext:value-type="string">
            <text:p>Ordonez (20482967)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0.5/5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5.5/10" office:value-type="float" office:value="0.55" calcext:value-type="float">
            <text:p>0.55</text:p>
          </table:table-cell>
          <table:table-cell table:formula="of:=6.5/9" office:value-type="float" office:value="0.722222222222222" calcext:value-type="float">
            <text:p>0.7222222222</text:p>
          </table:table-cell>
          <table:table-cell table:formula="of:=5/12" office:value-type="float" office:value="0.416666666666667" calcext:value-type="float">
            <text:p>0.4166666667</text:p>
          </table:table-cell>
          <table:table-cell table:formula="of:=6.5/12" office:value-type="float" office:value="0.541666666666667" calcext:value-type="float">
            <text:p>0.541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21:.O21])" office:value-type="float" office:value="0.560185185185185" calcext:value-type="float">
            <text:p>0.5601851852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1:.K21])*0.2+[.L21]*0.1+[.M21]*0.1+[.N21]*0.1+[.O21]*0.1+[.P21]*0.1+[.Q21]*0.15+AVERAGE([.S21:.AE21])*0.15" office:value-type="float" office:value="0.59875" calcext:value-type="float">
            <text:p>0.59875</text:p>
          </table:table-cell>
          <table:table-cell office:value-type="string" calcext:value-type="string">
            <text:p>Ordonez (20482967)</text:p>
          </table:table-cell>
        </table:table-row>
        <table:table-row table:style-name="ro1">
          <table:table-cell office:value-type="string" calcext:value-type="string">
            <text:p>Hernandez (20541553)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table:formula="of:=2.16666/5" office:value-type="float" office:value="0.433332" calcext:value-type="float">
            <text:p>0.433332</text:p>
          </table:table-cell>
          <table:table-cell office:value-type="float" office:value="0" calcext:value-type="float">
            <text:p>0</text:p>
          </table:table-cell>
          <table:table-cell table:formula="of:=4.5/5" office:value-type="float" office:value="0.9" calcext:value-type="float">
            <text:p>0.9</text:p>
          </table:table-cell>
          <table:table-cell table:formula="of:=2/4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6.5/8" office:value-type="float" office:value="0.8125" calcext:value-type="float">
            <text:p>0.8125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6/10" office:value-type="float" office:value="0.6" calcext:value-type="float">
            <text:p>0.6</text:p>
          </table:table-cell>
          <table:table-cell table:formula="of:=6.75/9" office:value-type="float" office:value="0.75" calcext:value-type="float">
            <text:p>0.75</text:p>
          </table:table-cell>
          <table:table-cell table:formula="of:=10.5/12" office:value-type="float" office:value="0.875" calcext:value-type="float">
            <text:p>0.875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22:.O22])" office:value-type="float" office:value="0.791666666666667" calcext:value-type="float">
            <text:p>0.7916666667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2:.K22])*0.2+[.L22]*0.1+[.M22]*0.1+[.N22]*0.1+[.O22]*0.1+[.P22]*0.1+[.Q22]*0.15+AVERAGE([.S22:.AE22])*0.15" office:value-type="float" office:value="0.75716664" calcext:value-type="float">
            <text:p>0.75716664</text:p>
          </table:table-cell>
          <table:table-cell office:value-type="string" calcext:value-type="string">
            <text:p>Hernandez (20541553)</text:p>
          </table:table-cell>
        </table:table-row>
        <table:table-row table:style-name="ro1">
          <table:table-cell office:value-type="string" calcext:value-type="string">
            <text:p>Tong (20486104)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0/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2/10" office:value-type="float" office:value="0.2" calcext:value-type="float">
            <text:p>0.2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formula="of:=7/12" office:value-type="float" office:value="0.583333333333333" calcext:value-type="float">
            <text:p>0.5833333333</text:p>
          </table:table-cell>
          <table:table-cell table:formula="of:=9/12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23:.O23])" office:value-type="float" office:value="0.657407407407407" calcext:value-type="float">
            <text:p>0.6574074074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3:.K23])*0.2+[.L23]*0.1+[.M23]*0.1+[.N23]*0.1+[.O23]*0.1+[.P23]*0.1+[.Q23]*0.15+AVERAGE([.S23:.AE23])*0.15" office:value-type="float" office:value="0.620833333333333" calcext:value-type="float">
            <text:p>0.6208333333</text:p>
          </table:table-cell>
          <table:table-cell office:value-type="string" calcext:value-type="string">
            <text:p>Tong (20486104)</text:p>
          </table:table-cell>
        </table:table-row>
        <table:table-row table:style-name="ro1">
          <table:table-cell office:value-type="string" calcext:value-type="string">
            <text:p>Moore (20545106)</text:p>
          </table:table-cell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table:formula="of:=1.67/5" office:value-type="float" office:value="0.334" calcext:value-type="float">
            <text:p>0.334</text:p>
          </table:table-cell>
          <table:table-cell table:formula="of:=2/6" office:value-type="float" office:value="0.333333333333333" calcext:value-type="float">
            <text:p>0.3333333333</text:p>
          </table:table-cell>
          <table:table-cell table:formula="of:=4.25/5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table:formula="of:=7.75/9" office:value-type="float" office:value="0.861111111111111" calcext:value-type="float">
            <text:p>0.861111111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/12" office:value-type="float" office:value="0.916666666666667" calcext:value-type="float">
            <text:p>0.9166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24:.O24])" office:value-type="float" office:value="0.912037037037037" calcext:value-type="float">
            <text:p>0.912037037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4:.K24])*0.2+[.L24]*0.1+[.M24]*0.1+[.N24]*0.1+[.O24]*0.1+[.P24]*0.1+[.Q24]*0.15+AVERAGE([.S24:.AE24])*0.15" office:value-type="float" office:value="0.855263333333333" calcext:value-type="float">
            <text:p>0.8552633333</text:p>
          </table:table-cell>
          <table:table-cell office:value-type="string" calcext:value-type="string">
            <text:p>Moore (20545106)</text:p>
          </table:table-cell>
        </table:table-row>
        <table:table-row table:style-name="ro1">
          <table:table-cell office:value-type="string" calcext:value-type="string">
            <text:p>Willrich (20519831)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6/6"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3.5/4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9/10" office:value-type="float" office:value="0.9" calcext:value-type="float">
            <text:p>0.9</text:p>
          </table:table-cell>
          <table:table-cell table:formula="of:=8/8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2/12" office:value-type="float" office:value="1" calcext:value-type="float">
            <text:p>1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0/10" office:value-type="float" office:value="1" calcext:value-type="float">
            <text:p>1</text:p>
          </table:table-cell>
          <table:table-cell table:formula="of:=AVERAGE([.M25:.O25])" office:value-type="float" office:value="0.967592592592593" calcext:value-type="float">
            <text:p>0.9675925926</text:p>
          </table:table-cell>
          <table:table-cell office:value-type="string" calcext:value-type="string">
            <text:p>No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5:.K25])*0.2+[.L25]*0.1+[.M25]*0.1+[.N25]*0.1+[.O25]*0.1+[.P25]*0.1+[.Q25]*0.15+AVERAGE([.S25:.AE25])*0.15" office:value-type="float" office:value="0.962416666666667" calcext:value-type="float">
            <text:p>0.9624166667</text:p>
          </table:table-cell>
          <table:table-cell office:value-type="string" calcext:value-type="string">
            <text:p>Willrich (20519831)</text:p>
          </table:table-cell>
        </table:table-row>
        <table:table-row table:style-name="ro1">
          <table:table-cell office:value-type="string" calcext:value-type="string">
            <text:p>Mai (20570758)</text:p>
          </table:table-cell>
          <table:table-cell office:value-type="float" office:value="0.7247" calcext:value-type="float">
            <text:p>0.7247</text:p>
          </table:table-cell>
          <table:table-cell office:value-type="float" office:value="1" calcext:value-type="float">
            <text:p>1</text:p>
          </table:table-cell>
          <table:table-cell table:formula="of:=4.5/5" office:value-type="float" office:value="0.9" calcext:value-type="float">
            <text:p>0.9</text:p>
          </table:table-cell>
          <table:table-cell table:formula="of:=6/6" office:value-type="float" office:value="1" calcext:value-type="float">
            <text:p>1</text:p>
          </table:table-cell>
          <table:table-cell table:formula="of:=5/5" office:value-type="float" office:value="1" calcext:value-type="float">
            <text:p>1</text:p>
          </table:table-cell>
          <table:table-cell table:formula="of:=4/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formula="of:=11.5/12" office:value-type="float" office:value="0.958333333333333" calcext:value-type="float">
            <text:p>0.9583333333</text:p>
          </table:table-cell>
          <table:table-cell table:formula="of:=11.75/12" office:value-type="float" office:value="0.979166666666667" calcext:value-type="float">
            <text:p>0.9791666667</text:p>
          </table:table-cell>
          <table:table-cell table:formula="of:=9/10" office:value-type="float" office:value="0.9" calcext:value-type="float">
            <text:p>0.9</text:p>
          </table:table-cell>
          <table:table-cell table:formula="of:=AVERAGE([.M26:.O26])" office:value-type="float" office:value="0.960648148148148" calcext:value-type="float">
            <text:p>0.9606481481</text:p>
          </table:table-cell>
          <table:table-cell office:value-type="string" calcext:value-type="string">
            <text:p>Yes</text:p>
          </table:table-cell>
          <table:table-cell table:number-columns-repeated="13" office:value-type="float" office:value="1" calcext:value-type="float">
            <text:p>1</text:p>
          </table:table-cell>
          <table:table-cell table:formula="of:=AVERAGE([.B26:.K26])*0.2+[.L26]*0.1+[.M26]*0.1+[.N26]*0.1+[.O26]*0.1+[.P26]*0.1+[.Q26]*0.15+AVERAGE([.S26:.AE26])*0.15" office:value-type="float" office:value="0.960785666666667" calcext:value-type="float">
            <text:p>0.9607856667</text:p>
          </table:table-cell>
          <table:table-cell office:value-type="string" calcext:value-type="string">
            <text:p>Mai (20570758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3">00/00/0000</text:date>, <text:time style:data-style-name="N2" text:time-value="11:12:27.7468056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2-13T11:29:15.503151761</dc:date>
    <meta:editing-duration>PT9H40M46S</meta:editing-duration>
    <meta:editing-cycles>114</meta:editing-cycles>
    <meta:generator>LibreOffice/5.1.6.2$Linux_X86_64 LibreOffice_project/10m0$Build-2</meta:generator>
    <meta:document-statistic meta:table-count="1" meta:cell-count="831" meta:object-count="0"/>
  </office:meta>
</office:document-meta>
</file>